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agma solidity &gt;= 0.5.0 &lt; 0.9.0;</text:p>
      <text:p text:style-name="Standard">pragma experimental ABIEncoderV2;</text:p>
      <text:p text:style-name="Standard"/>
      <text:p text:style-name="Standard"/>
      <text:p text:style-name="Standard">contract Todos{</text:p>
      <text:p text:style-name="Standard"><text:s text:c="4"/></text:p>
      <text:p text:style-name="Standard"><text:s text:c="4"/>// struct Student{</text:p>
      <text:p text:style-name="Standard"><text:s text:c="4"/>// <text:s text:c="4"/>string name;</text:p>
      <text:p text:style-name="Standard"><text:s text:c="4"/>// <text:s text:c="4"/>uint age;</text:p>
      <text:p text:style-name="Standard"><text:s text:c="4"/>// <text:s text:c="4"/>bool isFeePaid;</text:p>
      <text:p text:style-name="Standard"><text:s text:c="4"/>// }</text:p>
      <text:p text:style-name="Standard"><text:s text:c="4"/></text:p>
      <text:p text:style-name="Standard"><text:s text:c="4"/>// Student stu = Student("salman", 24, true);</text:p>
      <text:p text:style-name="Standard"><text:s text:c="4"/></text:p>
      <text:p text:style-name="Standard"><text:s text:c="4"/>// function manageStruct() public view returns(uint){</text:p>
      <text:p text:style-name="Standard"><text:s text:c="4"/>// <text:s text:c="4"/>int a = 56;</text:p>
      <text:p text:style-name="Standard"><text:s text:c="8"/></text:p>
      <text:p text:style-name="Standard"><text:s text:c="4"/>// <text:s text:c="4"/>Student memory s1 = Student("Ali", 23, false);</text:p>
      <text:p text:style-name="Standard"><text:s text:c="4"/>// <text:s text:c="4"/>return s1.age;</text:p>
      <text:p text:style-name="Standard"><text:s text:c="4"/>// }</text:p>
      <text:p text:style-name="Standard"><text:s text:c="4"/></text:p>
      <text:p text:style-name="Standard"><text:s text:c="4"/>struct Todo{</text:p>
      <text:p text:style-name="Standard"><text:s text:c="8"/>string name;</text:p>
      <text:p text:style-name="Standard"><text:s text:c="8"/>string _address;</text:p>
      <text:p text:style-name="Standard"><text:s text:c="8"/>string phone_number;</text:p>
      <text:p text:style-name="Standard"><text:s text:c="8"/>uint roll_number;</text:p>
      <text:p text:style-name="Standard"><text:s text:c="8"/>uint DOB;</text:p>
      <text:p text:style-name="Standard"><text:s text:c="8"/>uint year;</text:p>
      <text:p text:style-name="Standard"><text:s text:c="8"/>uint smaster;</text:p>
      <text:p text:style-name="Standard"><text:s text:c="8"/>uint gpa;</text:p>
      <text:p text:style-name="Standard"><text:s text:c="8"/>string university_name;</text:p>
      <text:p text:style-name="Standard"/>
      <text:p text:style-name="Standard"><text:s text:c="4"/>}</text:p>
      <text:p text:style-name="Standard"><text:s text:c="4"/></text:p>
      <text:p text:style-name="Standard"><text:s text:c="4"/>// An array of 'Todo' structs</text:p>
      <text:p text:style-name="Standard"><text:s text:c="4"/>Todo[] public todos;</text:p>
      <text:p text:style-name="Standard"><text:s text:c="4"/></text:p>
      <text:p text:style-name="Standard"><text:s text:c="4"/></text:p>
      <text:p text:style-name="Standard"><text:s text:c="4"/>function create(Todo memory StudentData) public{</text:p>
      <text:p text:style-name="Standard"><text:s text:c="8"/>todos.push(StudentData);</text:p>
      <text:p text:style-name="Standard"><text:s text:c="4"/>}</text:p>
      <text:p text:style-name="Standard"><text:s text:c="4"/></text:p>
      <text:p text:style-name="Standard"><text:s text:c="4"/></text:p>
      <text:p text:style-name="Standard"><text:s text:c="4"/>// Solidity automatically created a getter for 'todos' so</text:p>
      <text:p text:style-name="Standard"><text:s text:c="4"/>// you don't actually need this function.</text:p>
      <text:p text:style-name="Standard"><text:s text:c="4"/>function get(uint _index) public view returns (Todo memory){</text:p>
      <text:p text:style-name="Standard"><text:s text:c="8"/>Todo storage todo = todos[_index];</text:p>
      <text:p text:style-name="Standard"><text:s text:c="8"/>return(todo);</text:p>
      <text:p text:style-name="Standard"><text:s text:c="4"/>}</text:p>
      <text:p text:style-name="Standard"><text:soft-page-break/><text:s text:c="4"/></text:p>
      <text:p text:style-name="Standard"><text:s text:c="4"/>// update text</text:p>
      <text:p text:style-name="Standard"><text:s text:c="4"/>function update(uint _index, string memory _name) public{</text:p>
      <text:p text:style-name="Standard"><text:s text:c="8"/>Todo storage todo = todos[_index];</text:p>
      <text:p text:style-name="Standard"><text:s text:c="8"/>todo.name = _name;</text:p>
      <text:p text:style-name="Standard"><text:s text:c="4"/>}</text:p>
      <text:p text:style-name="Standard"/>
      <text:p text:style-name="Standard"><text:s text:c="4"/>// function toggleCompleted(uint _index, uint _gpa) public{</text:p>
      <text:p text:style-name="Standard"><text:s text:c="4"/>// <text:s text:c="4"/>Todo storage todo = todos[_index];</text:p>
      <text:p text:style-name="Standard"><text:s text:c="4"/>// <text:s text:c="4"/>todo.gpa = _gpa;</text:p>
      <text:p text:style-name="Standard"><text:s text:c="4"/>// }</text:p>
      <text:p text:style-name="Standard"><text:s text:c="4"/></text:p>
      <text:p text:style-name="Standard"><text:s text:c="4"/>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6:07:09.993212222</meta:creation-date>
    <dc:date>2021-09-17T16:08:10.974718990</dc:date>
    <meta:editing-duration>PT1M1S</meta:editing-duration>
    <meta:editing-cycles>1</meta:editing-cycles>
    <meta:document-statistic meta:table-count="0" meta:image-count="0" meta:object-count="0" meta:page-count="2" meta:paragraph-count="59" meta:word-count="163" meta:character-count="1356" meta:non-whitespace-character-count="927"/>
    <meta:generator>LibreOffice/6.4.7.2$Linux_X86_64 LibreOffice_project/40$Build-2</meta:generator>
  </office:meta>
</office:document-meta>
</file>